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&gt;Iconos diseñados por &lt;a href="https://www.freepik.com" title="Freepik"&gt;Freepik&lt;/a&gt; from &lt;a href="https://www.flaticon.es/" title="Flaticon"&gt;www.flaticon.es&lt;/a&gt;&lt;/div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11:09:36.407486938</meta:creation-date>
    <dc:date>2021-05-25T11:11:06.116723764</dc:date>
    <meta:editing-duration>PT1M30S</meta:editing-duration>
    <meta:editing-cycles>1</meta:editing-cycles>
    <meta:document-statistic meta:table-count="0" meta:image-count="0" meta:object-count="0" meta:page-count="1" meta:paragraph-count="1" meta:word-count="10" meta:character-count="170" meta:non-whitespace-character-count="161"/>
    <meta:generator>LibreOffice/6.4.7.2$Linux_X86_64 LibreOffice_project/40$Build-2</meta:generator>
  </office:meta>
</office:document-meta>
</file>